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BuilderSelector.createComponent( Builder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BuilderSelector.contextualize( final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BuilderSelector.configure( final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BuilderSelec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BuilderSelector.service( final Service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BuilderSelector.getBuild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